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6"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7" style:family="paragraph" style:parent-style-name="Standard" style:list-style-name="WWNum8">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9" style:family="paragraph" style:parent-style-name="Standard" style:list-style-name="WWNum8">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0" style:family="paragraph" style:parent-style-name="Standard" style:list-style-name="WWNum8">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almon_20_MC" style:list-style-name="WWNum8"/>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JOR CONCEPTS: UNIT 4 EXAM</text:p>
      <text:p text:style-name="P1"><text:span text:style-name="T4">Chapter 14 Psychological Disorders </text:span><text:span text:style-name="T2">(If it’s in </text:span><text:span text:style-name="T4">BOLD TYPE</text:span><text:span text:style-name="T2">, then KNOW IT)</text:span></text:p>
      <text:p text:style-name="P3">NOTE: “Compare and contrast” means to define and explain similarities and differences between terms/concepts</text:p>
      <text:p text:style-name="P1"><text:span text:style-name="T1"><text:tab/></text:span><text:span text:style-name="T2">If it’s in </text:span><text:span text:style-name="T6">ITALICS, </text:span><text:span text:style-name="T2">then will only be covered in lecture (not in textbook)</text:span></text:p>
      <text:p text:style-name="P6">Chapter 14</text:p>
      <text:list xml:id="list1861597592" text:style-name="WWNum8">
        <text:list-item>
          <text:p text:style-name="P9"><text:span text:style-name="T1">Define </text:span><text:span text:style-name="T3">psychological (mental) disorder</text:span><text:span text:style-name="T1">. As discussed in class, what is the approximate lifetime prevalence for any psychological disorder? What is the current prevalence of any psychological disorder?</text:span></text:p>
        </text:list-item>
      </text:list>
      <text:p text:style-name="P4"/>
      <text:p text:style-name="Salmon_20_MC"><text:span text:style-name="T10">psychological disorder</text:span>: mental condition characterized by symptoms that create problems in daily life / happiness</text:p>
      <text:p text:style-name="Salmon_20_MC"/>
      <text:p text:style-name="Salmon_20_MC"><text:span text:style-name="T10">Numbers to know</text:span>: </text:p>
      <text:p text:style-name="Salmon_20_MC"><text:tab/>(1) percent of people that shock people to death (2/3, 65%)</text:p>
      <text:p text:style-name="Salmon_20_MC"><text:tab/>(2) percent of people that develop diagnosable mental illness (½, 50%). 25% currently have one</text:p>
      <text:p text:style-name="Salmon_20_MC"><text:tab/><text:tab/>&gt;&gt; more people get mental illness than cancer, heart disease, etc. super common</text:p>
      <text:p text:style-name="Salmon_20_MC"/>
      <text:p text:style-name="Salmon_20_MC">points 1-8: history of mental illness. 4-5 questions</text:p>
      <text:p text:style-name="P4"/>
      <text:list xml:id="list1841009287" text:continue-numbering="true" text:style-name="WWNum8">
        <text:list-item>
          <text:p text:style-name="P9"><text:span text:style-name="T1">Be familiar with the three factors of </text:span><text:span text:style-name="T7">distress</text:span><text:span text:style-name="T3">, </text:span><text:span text:style-name="T7">disability/impairment</text:span><text:span text:style-name="T3">, </text:span><text:span text:style-name="T1">and </text:span><text:span text:style-name="T7">danger/risk of harm</text:span><text:span text:style-name="T1"> that make up psychological disorders as discussed in lecture. Consider examples of each. Consider social and cultural influences on the classification of mental disorders. </text:span></text:p>
        </text:list-item>
      </text:list>
      <text:p text:style-name="P8"><text:span text:style-name="T1"/></text:p>
      <text:p text:style-name="Salmon_20_MC"><text:span text:style-name="T9">distress</text:span><text:span text:style-name="T1">: symptons of mental illness stress you out</text:span></text:p>
      <text:p text:style-name="Salmon_20_MC"><text:span text:style-name="T1"/></text:p>
      <text:p text:style-name="Salmon_20_MC"><text:span text:style-name="T9">disability/impairment</text:span><text:span text:style-name="T1">: symptoms of mental illness prevent from doing daily activities</text:span></text:p>
      <text:p text:style-name="Salmon_20_MC"><text:span text:style-name="T1"><text:tab/>&gt;&gt; not being able to go to school</text:span></text:p>
      <text:p text:style-name="Salmon_20_MC"><text:span text:style-name="T1"><text:tab/>&gt;&gt; grades slipping</text:span></text:p>
      <text:p text:style-name="Salmon_20_MC"><text:span text:style-name="T1"><text:tab/>&gt;&gt; getting a divorce due to symptoms</text:span></text:p>
      <text:p text:style-name="Salmon_20_MC"><text:span text:style-name="T1"/></text:p>
      <text:p text:style-name="Salmon_20_MC"><text:span text:style-name="T9">danger/risk of harm</text:span><text:span text:style-name="T1">: symptoms of mental illness pose risk of danger for violence against others (manic bipolar, paranoid schizo, antisocial) or danger for suicide (depression, anxiety, sleep disorders, etc)</text:span></text:p>
      <text:p text:style-name="P8"><text:span text:style-name="T1"/></text:p>
      <text:list xml:id="list1994207285" text:continue-numbering="true" text:style-name="WWNum8">
        <text:list-item>
          <text:p text:style-name="P10">Describe some historical myths and misassumptions about symptoms of mental illness as discussed in lecture. </text:p>
        </text:list-item>
        <text:list-item>
          <text:p text:style-name="P9"><text:span text:style-name="T1">Describe the </text:span><text:span text:style-name="T8">medical model</text:span><text:span text:style-name="T4"> </text:span><text:span text:style-name="T1">for the classification of psychological disorders as discussed in lecture. Consider advantages and disadvantages of this model. Define </text:span><text:span text:style-name="T7">diagnosis</text:span><text:span text:style-name="T5">, </text:span><text:span text:style-name="T7">symptoms, etiology</text:span><text:span text:style-name="T3">, </text:span><text:span text:style-name="T1">and </text:span><text:span text:style-name="T7">prognosis</text:span><text:span text:style-name="T3"> </text:span><text:span text:style-name="T1">as discussed in lecture. Consider examples of each.</text:span></text:p>
        </text:list-item>
      </text:list>
      <text:p text:style-name="P8"><text:span text:style-name="T1"/></text:p>
      <text:p text:style-name="Salmon_20_MC"><text:span text:style-name="T9">etiology</text:span><text:span text:style-name="T1">: cause of mental disorder</text:span></text:p>
      <text:p text:style-name="P8"><text:span text:style-name="T1"/></text:p>
      <text:list xml:id="list67281012" text:continue-numbering="true" text:style-name="WWNum8">
        <text:list-item>
          <text:p text:style-name="P9"><text:span text:style-name="T1">Describe the </text:span><text:span text:style-name="T3">Diagnostic and Statistical Manual for Mental Disorders (DSM)</text:span><text:span text:style-name="T1">. Be familiar with the primary advantages and disadvantages of the DSM discussed in lecture. Consider the continuum of “normality” and “abnormality”. Describe </text:span><text:span text:style-name="T3">comorbidity </text:span><text:span text:style-name="T1">and consider examples.</text:span></text:p>
        </text:list-item>
        <text:list-item>
          <text:p text:style-name="P10">As discussed in lecture, 70% of individuals with a diagnosable mental disorder never seek treatment. Discuss how the stigma of mental illness, including false beliefs and the effects of those beliefs, keeps disordered individuals from getting help or even telling those closest to them. Be familiar with David Rosenhan’s social experiment related to psychiatric labels. </text:p>
        </text:list-item>
        <text:list-item>
          <text:p text:style-name="P9"><text:span text:style-name="T1">Describe the </text:span><text:span text:style-name="T7">biopsychosocial model</text:span><text:span text:style-name="T3"> </text:span><text:span text:style-name="T1">and the </text:span><text:span text:style-name="T3">diathesis-stress model</text:span><text:span text:style-name="T1"> as discussed in lecture. Consider how these models relate to biological, psychological, and environmental factors in the development of mental illness. </text:span></text:p>
        </text:list-item>
        <text:list-item>
          <text:p text:style-name="P9"><text:span text:style-name="T1">Describe cultural variations with regard to the experience of psychological disorders as discussed in lecture. How might a culture create a disorder? Be generally familiar with the culture bound disorders of </text:span><text:span text:style-name="T8">koro, windigo, mal de ojo</text:span><text:span text:style-name="T6">, </text:span><text:span text:style-name="T8">taijin kyofusho,</text:span><text:span text:style-name="T4"> </text:span><text:span text:style-name="T1">and </text:span><text:span text:style-name="T8">anorexia nervosa</text:span><text:span text:style-name="T4"> </text:span><text:span text:style-name="T2">as discussed in lecture</text:span><text:span text:style-name="T4">. </text:span></text:p>
        </text:list-item>
        <text:list-item>
          <text:p text:style-name="P9"><text:span text:style-name="T1">What are the defining symptoms of </text:span><text:span text:style-name="T4">anxiety disorders</text:span><text:span text:style-name="T1">? </text:span></text:p>
        </text:list-item>
      </text:list>
      <text:p text:style-name="P8"><text:span text:style-name="T1"/></text:p>
      <text:p text:style-name="Salmon_20_MC"><text:span text:style-name="T1">5-7 questions</text:span></text:p>
      <text:p text:style-name="P8"><text:span text:style-name="T1"/></text:p>
      <text:list xml:id="list697246067" text:continue-numbering="true" text:style-name="WWNum8">
        <text:list-item>
          <text:p text:style-name="P9"><text:span text:style-name="T1">Compare and contrast </text:span><text:span text:style-name="T4">generalized anxiety disorder </text:span><text:span text:style-name="T1">and </text:span><text:span text:style-name="T4">specific phobias</text:span><text:span text:style-name="T1">. Consider examples of each. Describe </text:span><text:soft-page-break/><text:span text:style-name="T3">social anxiety disorder. </text:span><text:span text:style-name="T1">Know the following general etiological factors for phobias… biological preparedness (evolutionary component), the role of classical and operant conditioning in phobias. <text:s/></text:span></text:p>
        </text:list-item>
        <text:list-item>
          <text:p text:style-name="P9"><text:span text:style-name="T1">Define </text:span><text:span text:style-name="T4">panic disorder </text:span><text:span text:style-name="T1">and explain how it relates to </text:span><text:span text:style-name="T4">agoraphobia</text:span><text:span text:style-name="T2">. Describe </text:span><text:span text:style-name="T4">panic attacks </text:span><text:span text:style-name="T2">and consider examples</text:span><text:span text:style-name="T4">. </text:span><text:span text:style-name="T2">Describe how </text:span><text:span text:style-name="T4">orexins </text:span><text:span text:style-name="T2">and </text:span><text:span text:style-name="T8">anxiety sensitivity</text:span><text:span text:style-name="T2"> are related to the development of panic disorder. </text:span></text:p>
        </text:list-item>
        <text:list-item>
          <text:p text:style-name="P9"><text:span text:style-name="T1">Describe </text:span><text:span text:style-name="T4">obsessive-compulsive disorder</text:span><text:span text:style-name="T1"> and compare and contrast </text:span><text:span text:style-name="T4">obsessions </text:span><text:span text:style-name="T1">and </text:span><text:span text:style-name="T4">compulsions</text:span><text:span text:style-name="T1">. Consider examples of each. Be aware of the strong genetic component for OCD.</text:span></text:p>
        </text:list-item>
        <text:list-item>
          <text:p text:style-name="P9"><text:span text:style-name="T1">Describe the conditions that must be met for a diagnosis of </text:span><text:span text:style-name="T3">posttraumatic stress disorder. </text:span><text:span text:style-name="T1">Consider examples. How do biological factors and social support relate to the development of PTSD as discussed in lecture? Be aware of the role of classical conditioning with environmental triggers for PTSD symptoms as reviewed in the textbook. </text:span></text:p>
        </text:list-item>
        <text:list-item>
          <text:p text:style-name="P9"><text:span text:style-name="T1">What defines </text:span><text:span text:style-name="T4">mood disorders</text:span><text:span text:style-name="T1">? Describe the episodic and polar nature of these disorders as discussed in lecture. </text:span></text:p>
        </text:list-item>
      </text:list>
      <text:p text:style-name="P8"><text:span text:style-name="T1"/></text:p>
      <text:p text:style-name="Salmon_20_MC"><text:span text:style-name="T1">4-5 questions</text:span></text:p>
      <text:p text:style-name="P8"><text:span text:style-name="T1"/></text:p>
      <text:list xml:id="list634635581" text:continue-numbering="true" text:style-name="WWNum8">
        <text:list-item>
          <text:p text:style-name="P9"><text:span text:style-name="T1">Define and describe </text:span><text:span text:style-name="T4">major depressive disorder</text:span><text:span text:style-name="T1">. Consider examples of symptoms. Be familiar with cultural variations in this disorder. Be familiar with the suicide risk related to major depression and recognize suicide myths. </text:span></text:p>
        </text:list-item>
        <text:list-item>
          <text:p text:style-name="P9"><text:span text:style-name="T1">Describe </text:span><text:span text:style-name="T4">bipolar disorder</text:span><text:span text:style-name="T1">. What other name does this disorder go by? Compare and contrast </text:span><text:span text:style-name="T4">manic </text:span><text:span text:style-name="T1">and </text:span><text:span text:style-name="T4">depressed</text:span><text:span text:style-name="T1"> phases. Consider examples of each. Be familiar with the time frame of bipolar cycles. </text:span></text:p>
        </text:list-item>
        <text:list-item>
          <text:p text:style-name="P9"><text:span text:style-name="T1">Know the following general etiological (causal) factors for mood disorders based on different perspectives and consider examples of each as discussed in lecture… genetics (especially for bipolar), neurotransmitters, </text:span><text:span text:style-name="T7">cognitive distortions</text:span><text:span text:style-name="T5">, </text:span><text:span text:style-name="T7">negative triad of depression, attributional style</text:span><text:span text:style-name="T3">, learned helplessness, </text:span><text:span text:style-name="T1">environmental stress, social isolation and rejection.</text:span></text:p>
        </text:list-item>
        <text:list-item>
          <text:p text:style-name="P9"><text:span text:style-name="T1">Define and describe </text:span><text:span text:style-name="T3">dissociative disorders </text:span><text:span text:style-name="T1">and </text:span><text:span text:style-name="T3">somatic symptom disorders </text:span><text:span text:style-name="T1">as reviewed in the textbook. </text:span></text:p>
          <text:p text:style-name="P7"><text:span text:style-name="T1"/></text:p>
          <text:p text:style-name="P11"><text:span text:style-name="T1">4-5 questions</text:span></text:p>
          <text:p text:style-name="P7"><text:span text:style-name="T1"><text:s/></text:span></text:p>
        </text:list-item>
        <text:list-item>
          <text:p text:style-name="P9"><text:span text:style-name="T1">Define </text:span><text:span text:style-name="T7">psychosis</text:span><text:span text:style-name="T3"> </text:span><text:span text:style-name="T1">and consider how it relates to </text:span><text:span text:style-name="T3">schizophrenia.</text:span></text:p>
        </text:list-item>
        <text:list-item>
          <text:p text:style-name="P9"><text:span text:style-name="T1">Describe </text:span><text:span text:style-name="T4">dissociative identity disorder</text:span><text:span text:style-name="T1">. Contrast this disorder with </text:span><text:span text:style-name="T4">schizophrenia</text:span><text:span text:style-name="T1">. </text:span></text:p>
        </text:list-item>
        <text:list-item>
          <text:p text:style-name="P9"><text:span text:style-name="T1">What are the defining symptoms of </text:span><text:span text:style-name="T4">schizophrenia</text:span><text:span text:style-name="T1">? Compare and contrast </text:span><text:span text:style-name="T7">positive symptoms</text:span><text:span text:style-name="T3"> </text:span><text:span text:style-name="T1">and </text:span><text:span text:style-name="T7">negative symptoms</text:span><text:span text:style-name="T3"> </text:span><text:span text:style-name="T1">as discussed in lecture</text:span><text:span text:style-name="T3">. </text:span><text:span text:style-name="T1">Compare and contrast </text:span><text:span text:style-name="T4">hallucinations </text:span><text:span text:style-name="T1">and </text:span><text:span text:style-name="T4">delusions</text:span><text:span text:style-name="T1">. Describe </text:span><text:span text:style-name="T7">disorganized speech</text:span><text:span text:style-name="T5">, </text:span><text:span text:style-name="T7">disordered behavior</text:span><text:span text:style-name="T5">, </text:span><text:span text:style-name="T7">flat affect, alogia</text:span><text:span text:style-name="T3">, </text:span><text:span text:style-name="T1">and </text:span><text:span text:style-name="T7">avolition</text:span><text:span text:style-name="T1">. Consider examples of each. </text:span></text:p>
        </text:list-item>
        <text:list-item>
          <text:p text:style-name="P9"><text:span text:style-name="T1">Know the following general etiological (causal) factors for schizophrenia from the different perspectives and consider examples of each as discussed in lecture… genetics, brain ventricle size differences and neural degeneration, prenatal explanations, dopamine differences, perceptual/interpretational problems, stress as a trigger, and </text:span><text:span text:style-name="T7">high expressed emotion</text:span><text:span text:style-name="T3">. </text:span></text:p>
        </text:list-item>
        <text:list-item>
          <text:p text:style-name="P9"><text:span text:style-name="T1">Compare and contrast </text:span><text:span text:style-name="T7">anorexia nervosa</text:span><text:span text:style-name="T3"> </text:span><text:span text:style-name="T1">and </text:span><text:span text:style-name="T7">bulimia nervosa</text:span><text:span text:style-name="T3">. </text:span><text:span text:style-name="T1">Consider examples of each.</text:span><text:span text:style-name="T3"> </text:span><text:span text:style-name="T1">How do </text:span><text:span text:style-name="T7">eating disorders</text:span><text:span text:style-name="T3"> </text:span><text:span text:style-name="T1">relate to body image distortion? Consider cultural influences on the development of eating disorders. <text:s/></text:span></text:p>
        </text:list-item>
      </text:list>
      <text:p text:style-name="P8"><text:span text:style-name="T1"/></text:p>
      <text:p text:style-name="Salmon_20_MC"><text:span text:style-name="T1">1-2 questions</text:span></text:p>
      <text:p text:style-name="P8"><text:span text:style-name="T1"/></text:p>
      <text:list xml:id="list404273146" text:continue-numbering="true" text:style-name="WWNum8">
        <text:list-item>
          <text:p text:style-name="P9"><text:span text:style-name="T1">What are the defining characteristics of </text:span><text:span text:style-name="T4">personality disorders</text:span><text:span text:style-name="T1">? Describe </text:span><text:span text:style-name="T4">antisocial personality disorder </text:span><text:span text:style-name="T2">and consider genetic risk factors, the functioning of the amygdala, and environmental risk factors. Describe </text:span><text:span text:style-name="T4">borderline personality disorder </text:span><text:span text:style-name="T2">and contrast symptoms and etiology with </text:span><text:span text:style-name="T4">antisocial personality disorder. </text:span></text:p>
        </text:list-item>
      </text:list>
      <text:p text:style-name="P8"><text:span text:style-name="T4"/></text:p>
      <text:p text:style-name="Salmon_20_MC"><text:span text:style-name="T1">1-2 questions</text:span></text:p>
      <text:p text:style-name="P8"><text:span text:style-name="T4"/></text:p>
      <text:list xml:id="list1853346351" text:continue-numbering="true" text:style-name="WWNum8">
        <text:list-item>
          <text:p text:style-name="P9"><text:span text:style-name="T1">Define </text:span><text:span text:style-name="T4">insanity </text:span><text:span text:style-name="T1">and contrast this concept with the concept of mental illness (psychological disorder). How does public perception of the insanity defense and its outcome differ from reality? SEE ONLINE HANDOUT. </text:span></text:p>
        </text:list-item>
      </text:list>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2-08T14:19:23</meta:creation-date>
    <dc:date>2015-12-08T15:17:13</dc:date>
    <meta:editing-cycles>18</meta:editing-cycles>
    <meta:editing-duration>PT22M56S</meta:editing-duration>
    <meta:generator>LibreOffice/3.5$Linux_x86 LibreOffice_project/350m1$Build-2</meta:generator>
    <dc:creator>Tara Moses</dc:creator>
    <meta:document-statistic meta:table-count="0" meta:image-count="0" meta:object-count="0" meta:page-count="2" meta:paragraph-count="50" meta:word-count="988" meta:character-count="6908" meta:non-whitespace-character-count="5963"/>
    <meta:user-defined meta:name="Company">Toshiba</meta:user-defined>
    <meta:user-defined meta:name="Operator">Jeremy Holm</meta:user-defined>
  </office:meta>
</office:document-meta>
</file>